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alignment">
          <style: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alignment">
          <style: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alignment">
          <style: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alignment">
          <style: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alignment">
          <style: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alignment">
          <style: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 XML Parsing Test</text:p>
      <text:p text:style-name="Standard"/>
      <text:p text:style-name="Standard">This is a test of the XML parsing capabilities of QueryPath. This document is written in OpenOffice.org 3. OpenOffice.org stores its documents in compressed XML files.</text:p>
      <text:p text:style-name="Standard"/>
      <text:h text:style-name="Heading_20_1" text:outline-level="1">Section One</text:h>
      <text:p text:style-name="Text_20_body">This is section one. It has two subsections.</text:p>
      <text:h text:style-name="Heading_20_2" text:outline-level="2">Subsection A</text:h>
      <text:p text:style-name="Text_20_body">This is Subsection A. It will be followed by Subsection B.</text:p>
      <text:h text:style-name="Heading_20_2" text:outline-level="2">Subsection B</text:h>
      <text:p text:style-name="Text_20_body">This is subsection B. It is the last part of section one.</text:p>
      <text:h text:style-name="Heading_20_1" text:outline-level="1">Section 2</text:h>
      <text:p text:style-name="Text_20_body">This is section 2.</text:p>
      <text:h text:style-name="Heading_20_2" text:outline-level="2">Subsection 2A</text:h>
      <text:p text:style-name="Text_20_body">This is Subsection A. It has two items beneath it. Sub-subsections?</text:p>
      <text:h text:style-name="Heading_20_3" text:outline-level="3">Item AA</text:h>
      <text:p text:style-name="Text_20_body">This is Item AA</text:p>
      <text:h text:style-name="Heading_20_3" text:outline-level="3">Item BB</text:h>
      <text:p text:style-name="Text_20_body">This is Item BB</text:p>
      <text:h text:style-name="Heading_20_2" text:outline-level="2">Subsection 2B</text:h>
      <text:p text:style-name="Text_20_body">This is subsection B. It contains a bullet list and a numbered list.</text:p>
      <text:list text:id="1843542821" text:style-name="L1">
        <text:list-item>
          <text:p text:style-name="P1">In no particular order</text:p>
        </text:list-item>
        <text:list-item>
          <text:p text:style-name="P1">These are bullets</text:p>
        </text:list-item>
        <text:list-item>
          <text:p text:style-name="P1">I like them</text:p>
        </text:list-item>
      </text:list>
      <text:p text:style-name="Text_20_body">Now we have an ordered list.</text:p>
      <text:list text:id="1262999821" text:style-name="L2">
        <text:list-item>
          <text:p text:style-name="P2">One</text:p>
        </text:list-item>
        <text:list-item>
          <text:p text:style-name="P2">Two</text:p>
        </text:list-item>
        <text:list-item>
          <text:p text:style-name="P2">Five</text:p>
        </text:list-item>
      </text:list>
      <text:p text:style-name="Text_20_body">This is the end of the list.</text:p>
      <text:h text:style-name="Heading_20_1" text:outline-level="1"><text:soft-page-break/>Conclusion</text:h>
      <text:p text:style-name="Text_20_body">This is the end. It is on page tw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list-level-position-and-space-mode="label-alignment">
          <style: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4T08:20:04</meta:creation-date>
    <meta:document-statistic meta:table-count="0" meta:image-count="0" meta:object-count="0" meta:page-count="2" meta:paragraph-count="28" meta:word-count="155" meta:character-count="782"/>
    <dc:date>2009-03-24T08:25:19</dc:date>
    <meta:editing-duration>PT00H05M15S</meta:editing-duration>
    <meta:editing-cycles>1</meta:editing-cycles>
    <meta:generator>OpenOffice.org/3.0_Beta$Unix OpenOffice.org_project/300m3$Build-9328</meta:generator>
  </office:meta>
</office:document-meta>
</file>